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90393" officeooo:paragraph-rsid="00190393"/>
    </style:style>
    <style:style style:name="P2" style:family="paragraph" style:parent-style-name="Standard">
      <style:text-properties officeooo:rsid="00190393" officeooo:paragraph-rsid="00190393"/>
    </style:style>
    <style:style style:name="P3" style:family="paragraph" style:parent-style-name="Standard">
      <style:paragraph-properties fo:text-align="justify" style:justify-single-word="false"/>
      <style:text-properties fo:color="#000000" officeooo:rsid="001acd15" officeooo:paragraph-rsid="001acd15"/>
    </style:style>
    <style:style style:name="P4" style:family="paragraph" style:parent-style-name="Standard">
      <style:text-properties fo:color="#000000" officeooo:rsid="00190393" officeooo:paragraph-rsid="00190393"/>
    </style:style>
    <style:style style:name="P5" style:family="paragraph" style:parent-style-name="Standard">
      <style:paragraph-properties fo:text-align="justify" style:justify-single-word="false"/>
      <style:text-properties fo:color="#000000"/>
    </style:style>
    <style:style style:name="P6" style:family="paragraph" style:parent-style-name="Standard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weight="bold" officeooo:rsid="001acd15" officeooo:paragraph-rsid="001acd15" style:font-weight-asian="bold" style:font-weight-complex="bold"/>
    </style:style>
    <style:style style:name="P8" style:family="paragraph" style:parent-style-name="Standard">
      <style:text-properties fo:color="#000000" fo:font-weight="bold" officeooo:rsid="00190393" officeooo:paragraph-rsid="0019039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weight="bold" officeooo:rsid="00190393" officeooo:paragraph-rsid="0019039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officeooo:rsid="001b55ab" officeooo:paragraph-rsid="001b55ab"/>
    </style:style>
    <style:style style:name="T1" style:family="text">
      <style:text-properties fo:color="#000000"/>
    </style:style>
    <style:style style:name="T2" style:family="text">
      <style:text-properties officeooo:rsid="001acd15"/>
    </style:style>
    <style:style style:name="T3" style:family="text">
      <style:text-properties fo:background-color="#ffffff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1b55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alar Postgres <text:span text:style-name="T2">y PgAdmin </text:span><text:s/>en ubuntu</text:p>
      <text:p text:style-name="P4"/>
      <text:p text:style-name="P1"><text:span text:style-name="Source_20_Text"><text:span text:style-name="T1"/></text:span></text:p>
      <text:p text:style-name="P8">Ingresar en postgresql desde una terminal:</text:p>
      <text:p text:style-name="P5"/>
      <text:p text:style-name="P5">usuario@linux~$<text:span text:style-name="T4"> </text:span>sudo -u postgres psql postgres</text:p>
      <text:p text:style-name="P5"/>
      <text:p text:style-name="P5"/>
      <text:p text:style-name="P6">Configurar el password para el usuario postgresql:</text:p>
      <text:p text:style-name="P5"/>
      <text:p text:style-name="P5">postgres=# \password postgres<text:span text:style-name="T4"> </text:span></text:p>
      <text:p text:style-name="P5">Enter new password:<text:span text:style-name="T4"> </text:span></text:p>
      <text:p text:style-name="P5">Enter it again:<text:span text:style-name="T4"> </text:span></text:p>
      <text:p text:style-name="P5">postgres=# \q</text:p>
      <text:p text:style-name="P5"/>
      <text:p text:style-name="P5"/>
      <text:p text:style-name="P7">Instalar PgAdmin3</text:p>
      <text:p text:style-name="P3">sudo apt-get install pgadmin3</text:p>
      <text:p text:style-name="P3"/>
      <text:p text:style-name="P3">NOTA</text:p>
      <text:p text:style-name="P10">Si el pgadmin no se conecta con el postgres, revisar los serviores instalados, y solo dejar un servidor dando el servicio, ya que puede haber conflictos con el PgAdmin</text:p>
      <text:p text:style-name="P3"/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0:53:48.554509469</meta:creation-date>
    <dc:date>2017-10-25T12:03:24.854793445</dc:date>
    <meta:editing-duration>PT29M15S</meta:editing-duration>
    <meta:editing-cycles>1</meta:editing-cycles>
    <meta:document-statistic meta:table-count="0" meta:image-count="0" meta:object-count="0" meta:page-count="1" meta:paragraph-count="12" meta:word-count="72" meta:character-count="472" meta:non-whitespace-character-count="408"/>
    <meta:generator>LibreOffice/5.3.1.2$Linux_X86_64 LibreOffice_project/30m0$Build-2</meta:generator>
  </office:meta>
</office:document-meta>
</file>